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1" style:family="table">
      <style:table-properties style:width="17.59cm" table:align="margins"/>
    </style:style>
    <style:style style:name="表格1.A" style:family="table-column">
      <style:table-column-properties style:column-width="17.59cm" style:rel-column-width="65535*"/>
    </style:style>
    <style:style style:name="表格1.A1" style:family="table-cell">
      <style:table-cell-properties fo:padding="0.097cm" fo:border="0.05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IMUS 1033. Labyrinth Solution</text:p>
      <text:p text:style-name="Standard">本作品采用<text:a xlink:type="simple" xlink:href="http://creativecommons.org/licenses/by-nc-sa/3.0/">知识共享署名-非商业性使用-相同方式共享 3.0 Unported许可协议</text:a>进行许可</text:p>
      <text:p text:style-name="Standard">write by Gestalti Lur</text:p>
      <text:p text:style-name="Standard">2012-07-15</text:p>
      <text:p text:style-name="Standard">题目大意</text:p>
      <text:p text:style-name="Standard"><text:tab/>给出一个N*N的网格迷宫，每个网格的长度为3，迷宫的四周有墙，内部也有一些障碍物，可以从迷宫的左上角和右下角进入，这两处是没有墙的。可以从这两处开始上下左右向没有障碍的地方移动，计算在迷宫移动时可以接触到的墙的面积(墙高为3)。</text:p>
      <text:p text:style-name="Standard">算法分析</text:p>
      <text:p text:style-name="Standard"><text:tab/>请预先了解floodfill搜索方法。</text:p>
      <text:p text:style-name="Standard"><text:tab/>从可以进入的两处开始floodfill.访问到墙的时候增加计数即可，最后把那两处没有墙的地方减去即可。</text:p>
      <text:p text:style-name="Standard">参考代码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Table_20_Contents">{</text:p>
            <text:p text:style-name="Table_20_Contents">floodfill</text:p>
            <text:p text:style-name="Table_20_Contents">write by gestapolur</text:p>
            <text:p text:style-name="Table_20_Contents">2012-07-09</text:p>
            <text:p text:style-name="Table_20_Contents">ACCEPTED</text:p>
            <text:p text:style-name="Table_20_Contents">}</text:p>
            <text:p text:style-name="Table_20_Contents">program timus1033;</text:p>
            <text:p text:style-name="Table_20_Contents">var </text:p>
            <text:p text:style-name="Table_20_Contents"><text:s text:c="3"/>n , cnt : longint;</text:p>
            <text:p text:style-name="Table_20_Contents"><text:s text:c="3"/>w<text:tab/> : array[ 0..44 , 0..44 ] of integer;</text:p>
            <text:p text:style-name="Table_20_Contents"/>
            <text:p text:style-name="Table_20_Contents">procedure init();</text:p>
            <text:p text:style-name="Table_20_Contents">var</text:p>
            <text:p text:style-name="Table_20_Contents"><text:s text:c="3"/>i , j : longint;</text:p>
            <text:p text:style-name="Table_20_Contents"><text:s text:c="3"/>ch<text:tab/> : char;</text:p>
            <text:p text:style-name="Table_20_Contents">begin </text:p>
            <text:p text:style-name="Table_20_Contents"><text:s text:c="3"/>readln( n );</text:p>
            <text:p text:style-name="Table_20_Contents"><text:s text:c="3"/>for i := 1 to n do</text:p>
            <text:p text:style-name="Table_20_Contents"><text:s text:c="3"/>begin</text:p>
            <text:p text:style-name="Table_20_Contents"><text:s text:c="6"/>for j := 1 to n do</text:p>
            <text:p text:style-name="Table_20_Contents"><text:s text:c="6"/>begin</text:p>
            <text:p text:style-name="Table_20_Contents"><text:tab/> read( ch );</text:p>
            <text:p text:style-name="Table_20_Contents"><text:tab/> if ch = '.' then</text:p>
            <text:p text:style-name="Table_20_Contents"><text:tab/> <text:s text:c="3"/>w[ i , j ] := 0</text:p>
            <text:p text:style-name="Table_20_Contents"><text:tab/> else</text:p>
            <text:p text:style-name="Table_20_Contents"><text:tab/> <text:s text:c="3"/>w[ i , j ] := 1;</text:p>
            <text:p text:style-name="Table_20_Contents"><text:s text:c="6"/>end;</text:p>
            <text:p text:style-name="Table_20_Contents"><text:s text:c="6"/>readln;</text:p>
            <text:p text:style-name="Table_20_Contents"><text:s text:c="3"/>end;</text:p>
            <text:p text:style-name="Table_20_Contents">end; { init }</text:p>
            <text:p text:style-name="Table_20_Contents"/>
            <text:p text:style-name="Table_20_Contents">procedure fill(px , py : longint );</text:p>
            <text:p text:style-name="Table_20_Contents">begin</text:p>
            <text:p text:style-name="Table_20_Contents"><text:s text:c="3"/>w[ px , py ] := 2;</text:p>
            <text:p text:style-name="Table_20_Contents"><text:s text:c="3"/></text:p>
            <text:p text:style-name="Table_20_Contents"><text:s text:c="3"/>if ( px + 1 &lt;= n ) and ( w[ px + 1 , py ] = 0 ) then begin</text:p>
            <text:p text:style-name="Table_20_Contents"><text:soft-page-break/><text:s text:c="6"/>fill( px + 1 , py );</text:p>
            <text:p text:style-name="Table_20_Contents"><text:s text:c="3"/>end</text:p>
            <text:p text:style-name="Table_20_Contents"><text:s text:c="3"/>else if ( w[ px + 1 , py ] = 1 ) or ( ( px + 1 &gt; n ) ) then</text:p>
            <text:p text:style-name="Table_20_Contents"><text:s text:c="6"/>inc( cnt );</text:p>
            <text:p text:style-name="Table_20_Contents"><text:s text:c="3"/></text:p>
            <text:p text:style-name="Table_20_Contents"><text:s text:c="3"/>if ( px - 1 &gt; 0 ) and ( w[ px - 1 , py ] = 0 ) then begin</text:p>
            <text:p text:style-name="Table_20_Contents"><text:s text:c="5"/>fill( px - 1 , py );</text:p>
            <text:p text:style-name="Table_20_Contents"><text:s text:c="3"/>end</text:p>
            <text:p text:style-name="Table_20_Contents"><text:s text:c="3"/>else if ( w[ px - 1 , py ] = 1 ) or ( ( px - 1 = 0 ) <text:s/>) then</text:p>
            <text:p text:style-name="Table_20_Contents"><text:s text:c="6"/>inc( cnt );</text:p>
            <text:p text:style-name="Table_20_Contents"><text:s text:c="3"/></text:p>
            <text:p text:style-name="Table_20_Contents"><text:s text:c="3"/>if ( py + 1 &lt;= n ) and ( w[ px , py + 1 ] = 0 ) then begin</text:p>
            <text:p text:style-name="Table_20_Contents"><text:s text:c="6"/>fill( px , py + 1 );</text:p>
            <text:p text:style-name="Table_20_Contents"><text:s text:c="3"/>end</text:p>
            <text:p text:style-name="Table_20_Contents"><text:s text:c="3"/>else if ( w[ px , py + 1 ] = 1 ) or ( ( w[ px , py + 1 ] = 0 ) ) then</text:p>
            <text:p text:style-name="Table_20_Contents"><text:s text:c="6"/>inc( cnt );</text:p>
            <text:p text:style-name="Table_20_Contents"><text:s text:c="3"/></text:p>
            <text:p text:style-name="Table_20_Contents"><text:s text:c="3"/>if ( py - 1 &gt; 0 ) and ( w[ px , py - 1 ] = 0 ) then begin</text:p>
            <text:p text:style-name="Table_20_Contents"><text:s text:c="5"/>fill( px , py - 1 );</text:p>
            <text:p text:style-name="Table_20_Contents"><text:s text:c="3"/>end</text:p>
            <text:p text:style-name="Table_20_Contents"><text:s text:c="3"/>else if ( w[ px , py - 1 ] = 1 ) or ( ( py - 1 = 0 ) ) then</text:p>
            <text:p text:style-name="Table_20_Contents"><text:s text:c="6"/>inc( cnt );</text:p>
            <text:p text:style-name="Table_20_Contents"><text:s text:c="2"/></text:p>
            <text:p text:style-name="Table_20_Contents">end; { fill }</text:p>
            <text:p text:style-name="Table_20_Contents"/>
            <text:p text:style-name="Table_20_Contents">begin</text:p>
            <text:p text:style-name="Table_20_Contents"><text:s text:c="3"/>init;</text:p>
            <text:p text:style-name="Table_20_Contents"><text:s text:c="3"/>fill( 1 , 1 );</text:p>
            <text:p text:style-name="Table_20_Contents"><text:s text:c="3"/>if w[ n , n ] &lt;&gt; 2 then</text:p>
            <text:p text:style-name="Table_20_Contents"><text:s text:c="6"/>fill( n , n );</text:p>
            <text:p text:style-name="Table_20_Contents"><text:s text:c="3"/>writeln( cnt * 9 - 36 );</text:p>
            <text:p text:style-name="Table_20_Contents">end.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DejaVu Serif" fo:font-size="18pt" fo:font-weight="bold" style:font-name-asian="DejaVu Sans1" style:font-size-asian="18pt" style:font-weight-asian="bold" style:font-name-complex="Lohit Hindi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suacm </meta:initial-creator>
    <meta:creation-date>2012-07-16T08:24:39</meta:creation-date>
    <dc:date>2012-07-16T09:07:38</dc:date>
    <dc:creator>csuacm </dc:creator>
    <meta:editing-duration>PT12M25S</meta:editing-duration>
    <meta:editing-cycles>7</meta:editing-cycles>
    <meta:generator>LibreOffice/3.5$Linux_x86 LibreOffice_project/350m1$Build-2</meta:generator>
    <meta:document-statistic meta:table-count="1" meta:image-count="0" meta:object-count="0" meta:page-count="2" meta:paragraph-count="75" meta:word-count="401" meta:character-count="1588" meta:non-whitespace-character-count="1109"/>
  </office:meta>
</office:document-meta>
</file>